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Source Code Pro" svg:font-family="'Source Code Pr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Preformatted_20_Text">
      <style:text-properties style:font-name="Source Code Pro" fo:font-size="12pt" officeooo:rsid="00188a7e" officeooo:paragraph-rsid="00188a7e" style:font-size-asian="10.5pt" style:font-size-complex="12pt"/>
    </style:style>
    <style:style style:name="P2" style:family="paragraph" style:parent-style-name="Preformatted_20_Text">
      <style:text-properties style:font-name="Source Code Pro" fo:font-size="12pt" officeooo:rsid="00194a7a" officeooo:paragraph-rsid="00194a7a"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C Build Log – 2019</text:p>
      <text:p text:style-name="P1"/>
      <text:p text:style-name="P1">Wrote and tested an rsync script for syncing files from server to backup external 4tb hard drive.</text:p>
      <text:p text:style-name="P1"/>
      <text:p text:style-name="P1">Used script to backup all media files and docker containers to external drive from /data.</text:p>
      <text:p text:style-name="P1"/>
      <text:p text:style-name="P1">Ran into issues with rsync bogging down on exceedingly long transfers (/movies and /tvseries). Resolved by breaking transfer up in the script into more manageable chunks until it was able to complete in a timely fashion. Might of been a buffer issue.</text:p>
      <text:p text:style-name="P1"/>
      <text:p text:style-name="P2">With files backed up, the next step is to prepare Matt’s old computer to receive the parts we’ll be reusing from the server. His drives need to stored safely so that his data can be recovered at a later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Source Code Pro" svg:font-family="'Source Code Pr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09T19:36:08.978308076</dc:date>
    <meta:editing-duration>PT37M29S</meta:editing-duration>
    <meta:editing-cycles>2</meta:editing-cycles>
    <meta:generator>LibreOffice/6.1.4.2$Linux_X86_64 LibreOffice_project/10$Build-2</meta:generator>
    <meta:document-statistic meta:table-count="0" meta:image-count="0" meta:object-count="0" meta:page-count="1" meta:paragraph-count="5" meta:word-count="118" meta:character-count="663" meta:non-whitespace-character-count="549"/>
  </office:meta>
</office:document-meta>
</file>